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CachingProcessingPipeline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eCachingProcessingPipeline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CachingProcessingPipeline.parameterize( Parameters 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